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907" officeooo:paragraph-rsid="0012c907"/>
    </style:style>
    <style:style style:name="P2" style:family="paragraph" style:parent-style-name="Standard">
      <style:text-properties officeooo:rsid="0012c907" officeooo:paragraph-rsid="0012c907"/>
    </style:style>
    <style:style style:name="P3" style:family="paragraph" style:parent-style-name="Standard">
      <style:text-properties officeooo:rsid="0012df87" officeooo:paragraph-rsid="0012d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chandu </text:p>
      <text:p text:style-name="P1"/>
      <text:p text:style-name="P1"/>
      <text:p text:style-name="P1"/>
      <text:p text:style-name="P3">hi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3T12:10:21.899661745</meta:creation-date>
    <dc:date>2026-03-13T12:23:58.735724519</dc:date>
    <meta:editing-duration>PT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21" meta:non-whitespace-character-count="16"/>
  </office:meta>
</office:document-meta>
</file>